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7645d" officeooo:paragraph-rsid="0017645d"/>
    </style:style>
    <style:style style:name="P3" style:family="paragraph" style:parent-style-name="Standard">
      <style:text-properties officeooo:rsid="0017645d" officeooo:paragraph-rsid="00181721"/>
    </style:style>
    <style:style style:name="P4" style:family="paragraph" style:parent-style-name="Standard">
      <style:text-properties officeooo:rsid="0017645d" officeooo:paragraph-rsid="002275d4"/>
    </style:style>
    <style:style style:name="P5" style:family="paragraph" style:parent-style-name="Standard">
      <style:paragraph-properties fo:text-align="center" style:justify-single-word="false"/>
      <style:text-properties officeooo:rsid="0019230f" officeooo:paragraph-rsid="0019230f"/>
    </style:style>
    <style:style style:name="P6"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7" style:family="paragraph" style:parent-style-name="Standard">
      <style:text-properties officeooo:rsid="001a14c4" officeooo:paragraph-rsid="001a14c4"/>
    </style:style>
    <style:style style:name="P8" style:family="paragraph" style:parent-style-name="Standard">
      <style:text-properties officeooo:rsid="001a7838" officeooo:paragraph-rsid="001a7838"/>
    </style:style>
    <style:style style:name="P9" style:family="paragraph" style:parent-style-name="Standard">
      <style:text-properties officeooo:rsid="001a79b8" officeooo:paragraph-rsid="001a79b8"/>
    </style:style>
    <style:style style:name="P10" style:family="paragraph" style:parent-style-name="Standard">
      <style:text-properties officeooo:rsid="001caf90" officeooo:paragraph-rsid="001caf90"/>
    </style:style>
    <style:style style:name="P11" style:family="paragraph" style:parent-style-name="Standard">
      <style:text-properties officeooo:rsid="001e6538" officeooo:paragraph-rsid="001e6538"/>
    </style:style>
    <style:style style:name="P12" style:family="paragraph" style:parent-style-name="Standard">
      <style:text-properties officeooo:rsid="001f6be0" officeooo:paragraph-rsid="001f6be0"/>
    </style:style>
    <style:style style:name="P13" style:family="paragraph" style:parent-style-name="Standard">
      <style:text-properties officeooo:rsid="00244b4e" officeooo:paragraph-rsid="00244b4e"/>
    </style:style>
    <style:style style:name="P14" style:family="paragraph" style:parent-style-name="Standard">
      <style:text-properties officeooo:rsid="0028571b" officeooo:paragraph-rsid="0028571b"/>
    </style:style>
    <style:style style:name="P15"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6" style:family="paragraph" style:parent-style-name="Standard">
      <style:paragraph-properties fo:margin-left="0.4925in" fo:margin-right="0in" fo:text-indent="0in" style:auto-text-indent="false"/>
      <style:text-properties officeooo:rsid="001caf90" officeooo:paragraph-rsid="001caf90"/>
    </style:style>
    <style:style style:name="P17" style:family="paragraph" style:parent-style-name="Standard">
      <style:paragraph-properties fo:margin-left="0.4925in" fo:margin-right="0in" fo:text-indent="0in" style:auto-text-indent="false"/>
      <style:text-properties officeooo:rsid="001e6538" officeooo:paragraph-rsid="001e6538"/>
    </style:style>
    <style:style style:name="P18" style:family="paragraph" style:parent-style-name="Standard">
      <style:paragraph-properties fo:margin-left="0in" fo:margin-right="0in" fo:text-indent="0in" style:auto-text-indent="false"/>
      <style:text-properties officeooo:rsid="001a14c4" officeooo:paragraph-rsid="001a14c4"/>
    </style:style>
    <style:style style:name="P19" style:family="paragraph" style:parent-style-name="Text_20_body">
      <style:text-properties officeooo:rsid="002275d4" officeooo:paragraph-rsid="002275d4"/>
    </style:style>
    <style:style style:name="P20" style:family="paragraph" style:parent-style-name="Text_20_body">
      <style:text-properties officeooo:rsid="00244b4e" officeooo:paragraph-rsid="00244b4e"/>
    </style:style>
    <style:style style:name="P21" style:family="paragraph" style:parent-style-name="Heading_20_3">
      <style:text-properties officeooo:rsid="002275d4" officeooo:paragraph-rsid="002275d4"/>
    </style:style>
    <style:style style:name="P22" style:family="paragraph" style:parent-style-name="Heading_20_3">
      <style:text-properties officeooo:paragraph-rsid="002275d4"/>
    </style:style>
    <style:style style:name="P23" style:family="paragraph" style:parent-style-name="Standard" style:list-style-name="L1">
      <style:text-properties officeooo:rsid="001a14c4" officeooo:paragraph-rsid="001a14c4"/>
    </style:style>
    <style:style style:name="P24" style:family="paragraph" style:parent-style-name="Standard" style:list-style-name="L1">
      <style:text-properties officeooo:rsid="001a7838" officeooo:paragraph-rsid="001a79b8"/>
    </style:style>
    <style:style style:name="P25" style:family="paragraph" style:parent-style-name="Standard" style:list-style-name="L1">
      <style:text-properties officeooo:rsid="001a7838" officeooo:paragraph-rsid="001a7838"/>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210636"/>
    </style:style>
    <style:style style:name="T9" style:family="text">
      <style:text-properties officeooo:rsid="002275d4"/>
    </style:style>
    <style:style style:name="T10" style:family="text">
      <style:text-properties officeooo:rsid="00253c9d"/>
    </style:style>
    <style:style style:name="T11" style:family="text">
      <style:text-properties officeooo:rsid="0028571b"/>
    </style:style>
    <style:style style:name="T12" style:family="text">
      <style:text-properties officeooo:rsid="002aa7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P/NET on the <text:span text:style-name="T8">WIZ550io</text:span></text:p>
      <text:p text:style-name="P5">- DRAFT -</text:p>
      <text:p text:style-name="P5"><text:date style:data-style-name="N37" text:date-value="2018-11-21T07:13:11.227601235">11/21/18</text:date></text:p>
      <text:p text:style-name="P2"/>
      <text:h text:style-name="P21" text:outline-level="3">Hardware</text:h>
      <text:p text:style-name="P19">The interface to the WIZ550io is SPI. The interface card provides an efficient interface from the H8/H89 (8-bit CPU) to SPI. It may also be used to communicate with other SPI devices such as a Raspberry Pi microcontroller, however that is beyond the scope of this document. The parallel-to-SPI circuit runs at the CPU clock rate, and shifts all 8 bits after the input/output strobe occurs. For the 8080/Z80, the minimum number of cycles for an I/O instruction is 11 (basic 8080 IN/OUT) and so back-to-back I/O instructions will not overrun. Z80 block I/O instructions <text:span text:style-name="T11">take</text:span> more time and also cannot overrun. This eliminates the need to poll the hardware between I/O. There is one anomaly for the case of performing input, because the input data is shifted <text:span text:style-name="T3">after</text:span> the input instruction, and so the first input instruction of a sequence retrieves “dummy” data and it should be discarded. It also means that N+1 input instruction, total, are required to input N bytes.</text:p>
      <text:p text:style-name="P20">The SPI interface uses 2 I/O ports. Base+0 is the data port. Base+1 is the control/status. The only control bit is for the SCS signal (also known as SS, “slave select”). The bit must be asserted prior to starting an SPI sequence, and must be promptly deasserted at the end of the sequence. The only status bit is the RDY signal from the WIZ550io. This signal indicates when the MAC address programming has completed after power on, and is generally not a concer<text:span text:style-name="T11">n</text:span> for CP/M software as by the time CP/M can boot the RDY signal would have long since been asserted. Both RDY and SCS are bit 0 of their respective input/output ports.</text:p>
      <text:h text:style-name="P22" text:outline-level="3"><text:span text:style-name="T9">CP/NET </text:span>Background</text:h>
      <text:p text:style-name="P13">CP/NET consists of two logical OS components: NDOS and SNIOS. The NDOS is similar <text:span text:style-name="T10">in purpose </text:span>to the BDOS in that it services “system calls”. It differs in that it never accesses local resources. It consults the “network configuration table” to determine whether a given target is local or remote. Local operations are passed directly to the local BDOS. The SNIOS is similar in purpose to the BIOS. It provides basic, hardware-specific, functions on the network. The NDOS is generic and should work on any CP/M system. The SNIOS must be customized for the network hardware.</text:p>
      <text:p text:style-name="P13"/>
      <text:p text:style-name="P4">CP/NET uses an 8-bit “node ID” to identify all participants on a network. This is roughly equivalent to the modern IP Address. Since the WIZ<text:span text:style-name="T9">550io</text:span> requires IP addresses (as do modern networks to which it will be attached), a scheme is needed to relate CP/NET node IDs to IP addresses.</text:p>
      <text:p text:style-name="P2"/>
      <text:p text:style-name="P2">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text:span><text:soft-page-break/><text:span text:style-name="T1">between 01H and FEH, excluding values used for remote servers. Note that CP/NET assumes that node 00H will be a server, so this value is not used for a client ID.</text:span></text:p>
      <text:p text:style-name="P2"/>
      <text:p text:style-name="P3">Remote (server) nodes are configured into the socket registers (up to <text:span text:style-name="T8">8 in the WIZ550io</text:span>).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3"/>
      <text:p text:style-name="P3">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3"/>
      <text:p text:style-name="P9">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3"/>
      <text:h text:style-name="Heading_20_3" text:outline-level="3">Configuration</text:h>
      <text:p text:style-name="P7">The utility WIZCFG.COM may be used to program essential values into the WIZ<text:span text:style-name="T8">550io</text:span>. Note that all memory in th<text:span text:style-name="T8">ese devices</text:span> is volatile, apparently even across RESET, and so the values must be reprogrammed each time the system is booted.</text:p>
      <text:p text:style-name="P7"/>
      <text:p text:style-name="P7">WIZCFG.COM uses the following command syntax:</text:p>
      <text:p text:style-name="P7"/>
      <text:p text:style-name="P15">WIZCFG <text:span text:style-name="T3">cmd param...</text:span></text:p>
      <text:p text:style-name="P7"/>
      <text:p text:style-name="P7">Where ‘cmd’ is a single-<text:span text:style-name="T4">character</text:span> command, followed by one or more parameters (depending on command). The following commands are recognized:</text:p>
      <text:p text:style-name="P7"/>
      <text:p text:style-name="P15">N <text:span text:style-name="T3">node-id</text:span></text:p>
      <text:p text:style-name="P15">I <text:span text:style-name="T3">ip-addr</text:span></text:p>
      <text:p text:style-name="P15">G <text:span text:style-name="T3">gateway-ip</text:span></text:p>
      <text:p text:style-name="P15">S <text:span text:style-name="T3">sub-net-mask</text:span></text:p>
      <text:p text:style-name="P15">M <text:span text:style-name="T3">mac-addr</text:span></text:p>
      <text:p text:style-name="P15">{0-<text:span text:style-name="T8">7</text:span>} <text:span text:style-name="T3">node-id ip-addr port</text:span></text:p>
      <text:p text:style-name="P18"/>
      <text:list xml:id="list14976970" text:style-name="L1">
        <text:list-item>
          <text:p text:style-name="P23">The commands ‘0’, ‘1’, ‘2’, ... ‘<text:span text:style-name="T8">7</text:span>’ are used to setup remote servers using sockets 0, 1, 2, ... <text:span text:style-name="T8">7</text:span>, respectively.</text:p>
        </text:list-item>
        <text:list-item>
          <text:p text:style-name="P23">‘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24">IP Addresses (‘I’, ‘G’, ‘S’, param 2 of {0-<text:span text:style-name="T8">7</text:span>}) use dotted decimal format.</text:p>
        </text:list-item>
        <text:list-item>
          <text:p text:style-name="P24">MAC addresses use colon-hex format.</text:p>
        </text:list-item>
        <text:list-item>
          <text:p text:style-name="P25"><text:soft-page-break/>Port numbers are in decimal <text:span text:style-name="T10">(unsigned 16-bit)</text:span>.</text:p>
        </text:list-item>
      </text:list>
      <text:p text:style-name="P8"/>
      <text:p text:style-name="P8">Running WIZCFG with no command will <text:span text:style-name="T6">show</text:span> the current configuration of the <text:span text:style-name="T8">device</text:span>.</text:p>
      <text:p text:style-name="P8"/>
      <text:p text:style-name="P8">Note that the list of (up to <text:span text:style-name="T8">8</text:span>) remote servers is not managed dynamically/automatically. This means that a maximum of <text:span text:style-name="T8">8 </text:span>remote servers may be used at the same time. It is possible to change the list of servers without restarting CP/NET, under certain conditions. Note that each server can host up to 16 drives and up to 16 LST devices, <text:span text:style-name="T6">and so 8 servers may represent a very large set of resources</text:span>. Attempts to contact a server that is not currently configured will result in an error.</text:p>
      <text:p text:style-name="P8"/>
      <text:p text:style-name="P13">Also note that the WIZ550io includes hardware to automatically program a MAC address into the W5500 (the network chip). This means it is not necessary to set a MAC address before using the device.</text:p>
      <text:p text:style-name="P13"/>
      <text:p text:style-name="P14">When WIZCFG is used to set a socket configuration, any active connection on that socket is closed prior to changing the values. CP/NET will re-connect (using new values) on the next access through that socket.</text:p>
      <text:p text:style-name="P8"/>
      <text:h text:style-name="Heading_20_3" text:outline-level="3">Implementation Details</text:h>
      <text:p text:style-name="P10">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0"/>
      <text:p text:style-name="P10">The SNIOS for WIZ<text:span text:style-name="T8">net devices</text:span> watches all sockets when receiving, since the “RCVMSG” API provides no context for receive to know what response is expected, or from what node. It assumes that whatever socket first presents data is the message the caller wants.</text:p>
      <text:p text:style-name="P10"/>
      <text:p text:style-name="P10">Only CP/NET message format “0” is used/allowed. This format consists of a 5-byte header <text:span text:style-name="T7">followed by the payload. The header </text:span>contains:</text:p>
      <text:p text:style-name="P10"/>
      <text:p text:style-name="P16">FMT – <text:span text:style-name="T7">00 request, 01 response.</text:span></text:p>
      <text:p text:style-name="P17">DID – destination node ID.</text:p>
      <text:p text:style-name="P17">SID – source (sender) node ID.</text:p>
      <text:p text:style-name="P17">FNC – BDOS function code *.</text:p>
      <text:p text:style-name="P17">SIZ – payload size -1.</text:p>
      <text:p text:style-name="P17">* Additional functions may be defined, provided servers recognize them.</text:p>
      <text:p text:style-name="P8"/>
      <text:p text:style-name="P11">Note that the minimum message payload size is 1 byte, and the maximum is 256 bytes. This means the maximum message packet size will be 261 bytes. The minimum send/receive buffer size is 1K, so it is never possible for a single message to overrun the buffer.</text:p>
      <text:p text:style-name="P7"/>
      <text:p text:style-name="P12">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8-11-21T07:13:11.176956681</dc:date>
    <meta:editing-duration>PT46M24S</meta:editing-duration>
    <meta:editing-cycles>12</meta:editing-cycles>
    <meta:generator>LibreOffice/6.0.6.2$Linux_X86_64 LibreOffice_project/00m0$Build-2</meta:generator>
    <meta:document-statistic meta:table-count="0" meta:image-count="0" meta:object-count="0" meta:page-count="3" meta:paragraph-count="46" meta:word-count="1354" meta:character-count="7919" meta:non-whitespace-character-count="6611"/>
  </office:meta>
</office:document-meta>
</file>